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fbfbf" fo:border-left="0.06pt solid #bfbfbf" fo:border-right="0.99pt solid #bfbfbf" fo:border-top="0.06pt solid #bfbfbf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08">
            <text:p>0.43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71">
            <text:p>0.57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8">
            <text:p>0.665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15">
            <text:p>0.74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21">
            <text:p>0.862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81">
            <text:p>0.538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78">
            <text:p>0.49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6">
            <text:p>0.61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75">
            <text:p>0.54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8">
            <text:p>0.60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61">
            <text:p>0.40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6">
            <text:p>0.658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54">
            <text:p>0.385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54">
            <text:p>0.685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68">
            <text:p>0.716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99">
            <text:p>0.87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6">
            <text:p>0.5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24">
            <text:p>0.74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82">
            <text:p>0.548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34">
            <text:p>0.57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66">
            <text:p>0.57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69">
            <text:p>0.556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98">
            <text:p>0.78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92">
            <text:p>0.55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4">
            <text:p>0.553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9048">
            <text:p>0.90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46">
            <text:p>0.794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62">
            <text:p>0.63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31">
            <text:p>0.693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71">
            <text:p>0.82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13">
            <text:p>0.90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88">
            <text:p>0.858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81">
            <text:p>0.548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9">
            <text:p>0.60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29">
            <text:p>0.842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41">
            <text:p>0.2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5">
            <text:p>0.7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9">
            <text:p>0.73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57">
            <text:p>0.405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62">
            <text:p>0.666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07">
            <text:p>0.340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26">
            <text:p>0.76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3">
            <text:p>0.67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37">
            <text:p>0.67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71">
            <text:p>0.45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3">
            <text:p>0.41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08">
            <text:p>0.480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33">
            <text:p>0.65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8">
            <text:p>0.59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93">
            <text:p>0.91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07">
            <text:p>0.900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44">
            <text:p>0.64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88">
            <text:p>0.75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">
            <text:p>0.7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63">
            <text:p>0.63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2">
            <text:p>0.62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3">
            <text:p>0.68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93">
            <text:p>0.77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69">
            <text:p>0.816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77">
            <text:p>0.56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89">
            <text:p>0.498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87">
            <text:p>0.708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08">
            <text:p>0.530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15">
            <text:p>0.721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83">
            <text:p>0.78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53">
            <text:p>0.685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99">
            <text:p>0.519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03">
            <text:p>0.600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89">
            <text:p>0.608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06">
            <text:p>0.77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02">
            <text:p>0.62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96">
            <text:p>0.569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3">
            <text:p>0.53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58">
            <text:p>0.57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45">
            <text:p>0.32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63">
            <text:p>0.676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77">
            <text:p>0.30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6">
            <text:p>0.755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05">
            <text:p>0.370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19">
            <text:p>0.49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1">
            <text:p>0.690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32">
            <text:p>0.46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34">
            <text:p>0.78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12">
            <text:p>0.401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5">
            <text:p>0.60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42">
            <text:p>0.894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27">
            <text:p>0.38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1">
            <text:p>0.53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35">
            <text:p>0.77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27">
            <text:p>0.38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26">
            <text:p>0.76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02">
            <text:p>0.91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33">
            <text:p>0.54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44">
            <text:p>0.77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01">
            <text:p>0.780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64">
            <text:p>0.496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38">
            <text:p>0.753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44">
            <text:p>0.38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74">
            <text:p>0.357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47">
            <text:p>0.68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03">
            <text:p>0.65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5">
            <text:p>0.66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5">
            <text:p>0.59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2">
            <text:p>0.71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69">
            <text:p>0.696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535">
            <text:p>0.85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5">
            <text:p>0.616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26">
            <text:p>0.62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37">
            <text:p>0.49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57">
            <text:p>0.545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92">
            <text:p>0.50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83">
            <text:p>0.92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63">
            <text:p>0.80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2">
            <text:p>0.73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56">
            <text:p>0.53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5">
            <text:p>0.61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2">
            <text:p>0.606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39">
            <text:p>0.40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42">
            <text:p>0.70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86">
            <text:p>0.79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46">
            <text:p>0.81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7">
            <text:p>0.58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24">
            <text:p>0.462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81">
            <text:p>0.458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96">
            <text:p>0.419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84">
            <text:p>0.748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81">
            <text:p>0.738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5">
            <text:p>0.619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56">
            <text:p>0.45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08">
            <text:p>0.45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329">
            <text:p>0.93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648">
            <text:p>0.96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02">
            <text:p>0.86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4">
            <text:p>0.78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8">
            <text:p>0.64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6">
            <text:p>0.68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3">
            <text:p>0.66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7">
            <text:p>0.64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06">
            <text:p>0.50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2">
            <text:p>0.761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82">
            <text:p>0.438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36">
            <text:p>0.733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46">
            <text:p>0.66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76">
            <text:p>0.587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33">
            <text:p>0.42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99">
            <text:p>0.49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7">
            <text:p>0.596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16">
            <text:p>0.401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04">
            <text:p>0.460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45">
            <text:p>0.51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15">
            <text:p>0.35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57">
            <text:p>0.525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3">
            <text:p>0.609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75">
            <text:p>0.657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25">
            <text:p>0.622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64">
            <text:p>0.446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48">
            <text:p>0.71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65">
            <text:p>0.35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67">
            <text:p>0.626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2">
            <text:p>0.53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41">
            <text:p>0.58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8">
            <text:p>0.638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6">
            <text:p>0.8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37">
            <text:p>0.46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3">
            <text:p>0.66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79">
            <text:p>0.317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47">
            <text:p>0.484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05">
            <text:p>0.280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53">
            <text:p>0.485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78">
            <text:p>0.43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42">
            <text:p>0.554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54">
            <text:p>0.595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24">
            <text:p>0.74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26">
            <text:p>0.55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65">
            <text:p>0.746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19">
            <text:p>0.77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">
            <text:p>0.6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769">
            <text:p>0.276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93">
            <text:p>0.529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69">
            <text:p>0.826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77">
            <text:p>0.64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">
            <text:p>0.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92">
            <text:p>0.35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641">
            <text:p>0.964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36">
            <text:p>0.71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72">
            <text:p>0.78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72">
            <text:p>0.757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93">
            <text:p>0.529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08">
            <text:p>0.57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1">
            <text:p>0.619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76">
            <text:p>0.307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95">
            <text:p>0.88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34">
            <text:p>0.88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42">
            <text:p>0.35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6">
            <text:p>0.785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05">
            <text:p>0.610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9077">
            <text:p>0.907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81">
            <text:p>0.448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32">
            <text:p>0.54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51">
            <text:p>0.495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17">
            <text:p>0.83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62">
            <text:p>0.72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2">
            <text:p>0.591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369">
            <text:p>0.336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5">
            <text:p>0.70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3">
            <text:p>0.59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18">
            <text:p>0.42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06">
            <text:p>0.62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26">
            <text:p>0.47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66">
            <text:p>0.396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45">
            <text:p>0.554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78">
            <text:p>0.577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29">
            <text:p>0.65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8">
            <text:p>0.65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1">
            <text:p>0.785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1">
            <text:p>0.719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8">
            <text:p>0.6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09">
            <text:p>0.480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12">
            <text:p>0.351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1">
            <text:p>0.46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8">
            <text:p>0.63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6">
            <text:p>0.70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91">
            <text:p>0.47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14">
            <text:p>0.521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72">
            <text:p>0.84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">
            <text:p>0.62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61">
            <text:p>0.75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11">
            <text:p>0.85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7">
            <text:p>0.57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57">
            <text:p>0.515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4">
            <text:p>0.34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05">
            <text:p>0.500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22">
            <text:p>0.442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98">
            <text:p>0.509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74">
            <text:p>0.607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98">
            <text:p>0.44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3">
            <text:p>0.4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06">
            <text:p>0.84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69">
            <text:p>0.536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07">
            <text:p>0.710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91">
            <text:p>0.479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24">
            <text:p>0.38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21">
            <text:p>0.87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48">
            <text:p>0.46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45">
            <text:p>0.76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83">
            <text:p>0.60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4">
            <text:p>0.60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94">
            <text:p>0.47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8">
            <text:p>0.703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2">
            <text:p>0.61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4">
            <text:p>0.591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67">
            <text:p>0.806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9">
            <text:p>0.567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05">
            <text:p>0.470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9">
            <text:p>0.736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6">
            <text:p>0.62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83">
            <text:p>0.57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">
            <text:p>0.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3">
            <text:p>0.8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18">
            <text:p>0.831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58">
            <text:p>0.35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03">
            <text:p>0.48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08">
            <text:p>0.85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08">
            <text:p>0.58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">
            <text:p>0.5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">
            <text:p>0.60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72">
            <text:p>0.887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67">
            <text:p>0.476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23">
            <text:p>0.432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27">
            <text:p>0.46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44">
            <text:p>0.61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15">
            <text:p>0.39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21">
            <text:p>0.70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32">
            <text:p>0.763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18">
            <text:p>0.54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32">
            <text:p>0.66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3">
            <text:p>0.609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94">
            <text:p>0.49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02">
            <text:p>0.620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01">
            <text:p>0.480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6">
            <text:p>0.6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7">
            <text:p>0.645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09">
            <text:p>0.700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59">
            <text:p>0.485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">
            <text:p>0.61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861">
            <text:p>0.88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59">
            <text:p>0.925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9">
            <text:p>0.63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9">
            <text:p>0.625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08">
            <text:p>0.79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67">
            <text:p>0.776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95">
            <text:p>0.689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43">
            <text:p>0.364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2">
            <text:p>0.42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7">
            <text:p>0.69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92">
            <text:p>0.65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9">
            <text:p>0.61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1">
            <text:p>0.68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8">
            <text:p>0.69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87">
            <text:p>0.908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371">
            <text:p>0.23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54">
            <text:p>0.395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54">
            <text:p>0.465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81">
            <text:p>0.518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36">
            <text:p>0.65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">
            <text:p>0.62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77">
            <text:p>0.56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17">
            <text:p>0.61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2">
            <text:p>0.62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89">
            <text:p>0.368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19">
            <text:p>0.461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42">
            <text:p>0.42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3">
            <text:p>0.692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443">
            <text:p>0.844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21">
            <text:p>0.382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82">
            <text:p>0.54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32">
            <text:p>0.78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73">
            <text:p>0.367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02">
            <text:p>0.68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87">
            <text:p>0.378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68">
            <text:p>0.846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7">
            <text:p>0.7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58">
            <text:p>0.77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6">
            <text:p>0.534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158">
            <text:p>0.215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26">
            <text:p>0.38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6">
            <text:p>0.8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91">
            <text:p>0.72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82">
            <text:p>0.77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02">
            <text:p>0.89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97">
            <text:p>0.40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01">
            <text:p>0.420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9">
            <text:p>0.71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59">
            <text:p>0.445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56">
            <text:p>0.85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48">
            <text:p>0.65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73">
            <text:p>0.557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71">
            <text:p>0.79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94">
            <text:p>0.40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23">
            <text:p>0.38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87">
            <text:p>0.588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32">
            <text:p>0.75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4">
            <text:p>0.534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272">
            <text:p>0.22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4">
            <text:p>0.785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8">
            <text:p>0.5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1">
            <text:p>0.68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3">
            <text:p>0.8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4">
            <text:p>0.761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67">
            <text:p>0.546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82">
            <text:p>0.718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08">
            <text:p>0.80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9">
            <text:p>0.698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49">
            <text:p>0.41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8">
            <text:p>0.66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32">
            <text:p>0.56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1">
            <text:p>0.71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8">
            <text:p>0.76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31">
            <text:p>0.88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93">
            <text:p>0.59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91">
            <text:p>0.50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28">
            <text:p>0.772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42">
            <text:p>0.494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6">
            <text:p>0.7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07">
            <text:p>0.640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6">
            <text:p>0.68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45">
            <text:p>0.75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1">
            <text:p>0.64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29">
            <text:p>0.43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5">
            <text:p>0.69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07">
            <text:p>0.740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31">
            <text:p>0.54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53">
            <text:p>0.675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36">
            <text:p>0.57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45">
            <text:p>0.36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05">
            <text:p>0.720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55">
            <text:p>0.345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2">
            <text:p>0.61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47">
            <text:p>0.424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75">
            <text:p>0.58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6">
            <text:p>0.77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51">
            <text:p>0.505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5">
            <text:p>0.688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68">
            <text:p>0.566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41">
            <text:p>0.664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71">
            <text:p>0.48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44">
            <text:p>0.76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2">
            <text:p>0.59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03">
            <text:p>0.47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64">
            <text:p>0.766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62">
            <text:p>0.54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7">
            <text:p>0.60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">
            <text:p>0.6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5">
            <text:p>0.67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37">
            <text:p>0.66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3">
            <text:p>0.63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2">
            <text:p>0.3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84">
            <text:p>0.618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99">
            <text:p>0.56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04">
            <text:p>0.640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16">
            <text:p>0.43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65">
            <text:p>0.67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8">
            <text:p>0.5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32">
            <text:p>0.57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3">
            <text:p>0.49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61">
            <text:p>0.62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36">
            <text:p>0.80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82">
            <text:p>0.72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5">
            <text:p>0.68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54">
            <text:p>0.525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88">
            <text:p>0.87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58">
            <text:p>0.655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78">
            <text:p>0.62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9">
            <text:p>0.61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97">
            <text:p>0.759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98">
            <text:p>0.44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62">
            <text:p>0.69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14">
            <text:p>0.551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22">
            <text:p>0.72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91">
            <text:p>0.54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3">
            <text:p>0.706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55">
            <text:p>0.575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2">
            <text:p>0.643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88">
            <text:p>0.588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06">
            <text:p>0.75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62">
            <text:p>0.676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85">
            <text:p>0.43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78">
            <text:p>0.84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97">
            <text:p>0.77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03">
            <text:p>0.59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05">
            <text:p>0.600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98">
            <text:p>0.52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03">
            <text:p>0.35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3">
            <text:p>0.5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1">
            <text:p>0.60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7">
            <text:p>0.690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17">
            <text:p>0.90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39">
            <text:p>0.81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5">
            <text:p>0.68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14">
            <text:p>0.541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6">
            <text:p>0.68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3">
            <text:p>0.64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9">
            <text:p>0.3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1">
            <text:p>0.58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9">
            <text:p>0.90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1">
            <text:p>0.7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4">
            <text:p>0.65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">
            <text:p>0.58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42">
            <text:p>0.614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38">
            <text:p>0.673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38">
            <text:p>0.563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48">
            <text:p>0.56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59">
            <text:p>0.655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65">
            <text:p>0.44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06">
            <text:p>0.74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55">
            <text:p>0.815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06">
            <text:p>0.710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65">
            <text:p>0.376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36">
            <text:p>0.733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31">
            <text:p>0.62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8">
            <text:p>0.732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51">
            <text:p>0.745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592">
            <text:p>0.25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37">
            <text:p>0.62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03">
            <text:p>0.62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1">
            <text:p>0.605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41">
            <text:p>0.524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733">
            <text:p>0.87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56">
            <text:p>0.535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26">
            <text:p>0.57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3">
            <text:p>0.63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78">
            <text:p>0.31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44">
            <text:p>0.31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5">
            <text:p>0.83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25">
            <text:p>0.30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87">
            <text:p>0.728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22">
            <text:p>0.60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26">
            <text:p>0.89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72">
            <text:p>0.397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89">
            <text:p>0.728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455">
            <text:p>0.945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41">
            <text:p>0.76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82">
            <text:p>0.57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78">
            <text:p>0.67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">
            <text:p>0.58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72">
            <text:p>0.55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66">
            <text:p>0.71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9">
            <text:p>0.637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5">
            <text:p>0.6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577">
            <text:p>0.25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09">
            <text:p>0.800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2">
            <text:p>0.609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02">
            <text:p>0.35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3">
            <text:p>0.5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41">
            <text:p>0.81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84">
            <text:p>0.488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27">
            <text:p>0.79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67">
            <text:p>0.556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01">
            <text:p>0.470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1">
            <text:p>0.58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09">
            <text:p>0.750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05">
            <text:p>0.590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511">
            <text:p>0.95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95">
            <text:p>0.419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36">
            <text:p>0.313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48">
            <text:p>0.66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2">
            <text:p>0.585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14">
            <text:p>0.731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3">
            <text:p>0.638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76">
            <text:p>0.587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7">
            <text:p>0.7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3">
            <text:p>0.56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5">
            <text:p>0.687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02">
            <text:p>0.500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21">
            <text:p>0.87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5">
            <text:p>0.62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73">
            <text:p>0.697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25">
            <text:p>0.49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78">
            <text:p>0.387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47">
            <text:p>0.544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29">
            <text:p>0.36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71">
            <text:p>0.74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44">
            <text:p>0.784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85">
            <text:p>0.49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48">
            <text:p>0.88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66">
            <text:p>0.58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95">
            <text:p>0.489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91">
            <text:p>0.629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26">
            <text:p>0.60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">
            <text:p>0.62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81">
            <text:p>0.798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4">
            <text:p>0.51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474">
            <text:p>0.847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08">
            <text:p>0.87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25">
            <text:p>0.86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28">
            <text:p>0.742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91">
            <text:p>0.61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8">
            <text:p>0.612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75">
            <text:p>0.49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13">
            <text:p>0.721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85">
            <text:p>0.658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49">
            <text:p>0.73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22">
            <text:p>0.83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65">
            <text:p>0.716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98">
            <text:p>0.45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23">
            <text:p>0.53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4">
            <text:p>0.596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71">
            <text:p>0.71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18">
            <text:p>0.88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47">
            <text:p>0.87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31">
            <text:p>0.57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77">
            <text:p>0.75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03">
            <text:p>0.72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55">
            <text:p>0.745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4">
            <text:p>0.70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41">
            <text:p>0.494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42">
            <text:p>0.414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86">
            <text:p>0.45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53">
            <text:p>0.595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3">
            <text:p>0.73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3">
            <text:p>0.684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66">
            <text:p>0.60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16">
            <text:p>0.83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25">
            <text:p>0.662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59">
            <text:p>0.505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57">
            <text:p>0.805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79">
            <text:p>0.427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9">
            <text:p>0.8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03">
            <text:p>0.68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8">
            <text:p>0.593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63">
            <text:p>0.67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1">
            <text:p>0.572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14">
            <text:p>0.391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97">
            <text:p>0.759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39">
            <text:p>0.46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95">
            <text:p>0.30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44">
            <text:p>0.554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19">
            <text:p>0.511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27">
            <text:p>0.592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34">
            <text:p>0.653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06">
            <text:p>0.410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74">
            <text:p>0.387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62">
            <text:p>0.40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7">
            <text:p>0.80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7">
            <text:p>0.69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88">
            <text:p>0.51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08">
            <text:p>0.50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88">
            <text:p>0.818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98">
            <text:p>0.42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7">
            <text:p>0.755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58">
            <text:p>0.585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73">
            <text:p>0.447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42">
            <text:p>0.77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15">
            <text:p>0.67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83">
            <text:p>0.728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43">
            <text:p>0.354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43">
            <text:p>0.59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78">
            <text:p>0.72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77">
            <text:p>0.697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27">
            <text:p>0.432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35">
            <text:p>0.443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26">
            <text:p>0.80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09">
            <text:p>0.510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56">
            <text:p>0.80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">
            <text:p>0.71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7">
            <text:p>0.631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76">
            <text:p>0.597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25">
            <text:p>0.44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64">
            <text:p>0.636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34">
            <text:p>0.54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23">
            <text:p>0.882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17">
            <text:p>0.56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2">
            <text:p>0.8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62">
            <text:p>0.71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44">
            <text:p>0.874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81">
            <text:p>0.398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43">
            <text:p>0.70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96">
            <text:p>0.709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96">
            <text:p>0.639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9">
            <text:p>0.60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42">
            <text:p>0.52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6">
            <text:p>0.6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89">
            <text:p>0.708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61">
            <text:p>0.69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7">
            <text:p>0.64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54">
            <text:p>0.905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83">
            <text:p>0.63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74">
            <text:p>0.747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17">
            <text:p>0.78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03">
            <text:p>0.51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21">
            <text:p>0.29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66">
            <text:p>0.78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75">
            <text:p>0.61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49">
            <text:p>0.60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5">
            <text:p>0.67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8">
            <text:p>0.71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92">
            <text:p>0.86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43">
            <text:p>0.57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08">
            <text:p>0.50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69">
            <text:p>0.546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8">
            <text:p>0.60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93">
            <text:p>0.78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48">
            <text:p>0.55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15">
            <text:p>0.42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57">
            <text:p>0.485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8">
            <text:p>0.70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6">
            <text:p>0.6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877">
            <text:p>0.28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95">
            <text:p>0.67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8">
            <text:p>0.68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5">
            <text:p>0.69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">
            <text:p>0.5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71">
            <text:p>0.61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17">
            <text:p>0.741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58">
            <text:p>0.57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6">
            <text:p>0.669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5">
            <text:p>0.68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24">
            <text:p>0.67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91">
            <text:p>0.78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1">
            <text:p>0.48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08">
            <text:p>0.56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69">
            <text:p>0.766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44">
            <text:p>0.394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6">
            <text:p>0.56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8">
            <text:p>0.47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82">
            <text:p>0.338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62">
            <text:p>0.656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2">
            <text:p>0.6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72">
            <text:p>0.47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56">
            <text:p>0.515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15">
            <text:p>0.65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99">
            <text:p>0.56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01">
            <text:p>0.640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29">
            <text:p>0.56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7">
            <text:p>0.694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77">
            <text:p>0.637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1">
            <text:p>0.80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3">
            <text:p>0.64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8">
            <text:p>0.616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99">
            <text:p>0.369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15">
            <text:p>0.56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58">
            <text:p>0.485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19">
            <text:p>0.411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06">
            <text:p>0.56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1">
            <text:p>0.48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22">
            <text:p>0.53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5">
            <text:p>0.65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2">
            <text:p>0.58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31">
            <text:p>0.523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59">
            <text:p>0.575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79">
            <text:p>0.337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5">
            <text:p>0.65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41">
            <text:p>0.72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9">
            <text:p>0.694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18">
            <text:p>0.32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91">
            <text:p>0.789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71">
            <text:p>0.58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6">
            <text:p>0.57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35">
            <text:p>0.83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94">
            <text:p>0.639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93">
            <text:p>0.429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64">
            <text:p>0.696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65">
            <text:p>0.32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63">
            <text:p>0.72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31">
            <text:p>0.763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82">
            <text:p>0.42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17">
            <text:p>0.47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15">
            <text:p>0.74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08">
            <text:p>0.560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27">
            <text:p>0.35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45">
            <text:p>0.42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9">
            <text:p>0.628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4">
            <text:p>0.46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57">
            <text:p>0.705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694">
            <text:p>0.86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31">
            <text:p>0.673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83">
            <text:p>0.32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37">
            <text:p>0.35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62">
            <text:p>0.40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57">
            <text:p>0.825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1">
            <text:p>0.55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32">
            <text:p>0.69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48">
            <text:p>0.49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23">
            <text:p>0.60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92">
            <text:p>0.89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1">
            <text:p>0.56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48">
            <text:p>0.70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7">
            <text:p>0.475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33">
            <text:p>0.49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08">
            <text:p>0.35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9">
            <text:p>0.8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2">
            <text:p>0.707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02">
            <text:p>0.71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01">
            <text:p>0.340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04">
            <text:p>0.530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16">
            <text:p>0.39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33">
            <text:p>0.413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99">
            <text:p>0.62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15">
            <text:p>0.47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72">
            <text:p>0.53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85">
            <text:p>0.728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61">
            <text:p>0.686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92">
            <text:p>0.59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71">
            <text:p>0.877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76">
            <text:p>0.447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6">
            <text:p>0.70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7">
            <text:p>0.593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31">
            <text:p>0.473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91">
            <text:p>0.389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39">
            <text:p>0.69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42">
            <text:p>0.504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11">
            <text:p>0.71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68">
            <text:p>0.576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05">
            <text:p>0.800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5">
            <text:p>0.69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48">
            <text:p>0.41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54">
            <text:p>0.325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1">
            <text:p>0.705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02">
            <text:p>0.470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48">
            <text:p>0.54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37">
            <text:p>0.43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27">
            <text:p>0.50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6">
            <text:p>0.64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69">
            <text:p>0.526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06">
            <text:p>0.72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83">
            <text:p>0.81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4">
            <text:p>0.67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95">
            <text:p>0.879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06">
            <text:p>0.41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46">
            <text:p>0.39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2">
            <text:p>0.86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29">
            <text:p>0.63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9">
            <text:p>0.667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77">
            <text:p>0.90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9">
            <text:p>0.65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18">
            <text:p>0.741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06">
            <text:p>0.41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11">
            <text:p>0.35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58">
            <text:p>0.72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34">
            <text:p>0.743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54">
            <text:p>0.455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79">
            <text:p>0.627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24">
            <text:p>0.552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16">
            <text:p>0.51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99">
            <text:p>0.539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18">
            <text:p>0.591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83">
            <text:p>0.50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68">
            <text:p>0.626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94">
            <text:p>0.52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51">
            <text:p>0.515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5">
            <text:p>0.42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19">
            <text:p>0.50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7">
            <text:p>0.4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2">
            <text:p>0.59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7">
            <text:p>0.698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36">
            <text:p>0.74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48">
            <text:p>0.66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16">
            <text:p>0.38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81">
            <text:p>0.498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37">
            <text:p>0.68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55">
            <text:p>0.865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7">
            <text:p>0.756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9">
            <text:p>0.56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92">
            <text:p>0.87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3">
            <text:p>0.60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03">
            <text:p>0.78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97">
            <text:p>0.58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9">
            <text:p>0.71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25">
            <text:p>0.47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5">
            <text:p>0.703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56">
            <text:p>0.625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35">
            <text:p>0.41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3">
            <text:p>0.7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44">
            <text:p>0.62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57">
            <text:p>0.905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6">
            <text:p>0.71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4">
            <text:p>0.706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1">
            <text:p>0.674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46">
            <text:p>0.56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28">
            <text:p>0.502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65">
            <text:p>0.78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2">
            <text:p>0.70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35">
            <text:p>0.92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4">
            <text:p>0.8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84">
            <text:p>0.648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1">
            <text:p>0.59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3">
            <text:p>0.89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97">
            <text:p>0.52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1">
            <text:p>0.81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85">
            <text:p>0.45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87">
            <text:p>0.858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9">
            <text:p>0.616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59">
            <text:p>0.535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29">
            <text:p>0.58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89">
            <text:p>0.578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71">
            <text:p>0.80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43">
            <text:p>0.724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09">
            <text:p>0.600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12">
            <text:p>0.591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1">
            <text:p>0.67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07">
            <text:p>0.570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8">
            <text:p>0.83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01">
            <text:p>0.770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5">
            <text:p>0.4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58">
            <text:p>0.595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18">
            <text:p>0.301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53">
            <text:p>0.695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23">
            <text:p>0.41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37">
            <text:p>0.683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52">
            <text:p>0.385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82">
            <text:p>0.858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4">
            <text:p>0.60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83">
            <text:p>0.80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2">
            <text:p>0.62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04">
            <text:p>0.710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55">
            <text:p>0.585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24">
            <text:p>0.62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34">
            <text:p>0.913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45">
            <text:p>0.494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24">
            <text:p>0.69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71">
            <text:p>0.92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3">
            <text:p>0.707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26">
            <text:p>0.74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56">
            <text:p>0.74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74">
            <text:p>0.917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15">
            <text:p>0.46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6">
            <text:p>0.6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74">
            <text:p>0.487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99">
            <text:p>0.46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83">
            <text:p>0.588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22">
            <text:p>0.45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3">
            <text:p>0.71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29">
            <text:p>0.372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21">
            <text:p>0.36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28">
            <text:p>0.852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91">
            <text:p>0.709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45">
            <text:p>0.65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37">
            <text:p>0.82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12">
            <text:p>0.801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9">
            <text:p>0.76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17">
            <text:p>0.60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3">
            <text:p>0.59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84">
            <text:p>0.378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58">
            <text:p>0.59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49">
            <text:p>0.554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84">
            <text:p>0.728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85">
            <text:p>0.708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22">
            <text:p>0.752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64">
            <text:p>0.446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7">
            <text:p>0.64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48">
            <text:p>0.60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87">
            <text:p>0.718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23">
            <text:p>0.90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98">
            <text:p>0.55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33">
            <text:p>0.80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36">
            <text:p>0.35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4">
            <text:p>0.75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6">
            <text:p>0.5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83">
            <text:p>0.52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27">
            <text:p>0.75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99">
            <text:p>0.43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">
            <text:p>0.66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32">
            <text:p>0.44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81">
            <text:p>0.568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49">
            <text:p>0.30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35">
            <text:p>0.52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13">
            <text:p>0.611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">
            <text:p>0.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79">
            <text:p>0.747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26">
            <text:p>0.38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99">
            <text:p>0.2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6">
            <text:p>0.7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77">
            <text:p>0.907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07">
            <text:p>0.390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5">
            <text:p>0.785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44">
            <text:p>0.45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81">
            <text:p>0.538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63">
            <text:p>0.39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379">
            <text:p>0.937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99">
            <text:p>0.33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48">
            <text:p>0.79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9">
            <text:p>0.607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73">
            <text:p>0.427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83">
            <text:p>0.74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48">
            <text:p>0.64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66">
            <text:p>0.926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52">
            <text:p>0.575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02">
            <text:p>0.68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49">
            <text:p>0.59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6">
            <text:p>0.584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75">
            <text:p>0.787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91">
            <text:p>0.67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2">
            <text:p>0.69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26">
            <text:p>0.77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57">
            <text:p>0.555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7">
            <text:p>0.756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55">
            <text:p>0.415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96">
            <text:p>0.349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54">
            <text:p>0.865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35">
            <text:p>0.71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24">
            <text:p>0.88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03">
            <text:p>0.680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7">
            <text:p>0.631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31">
            <text:p>0.733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61">
            <text:p>0.49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52">
            <text:p>0.595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98">
            <text:p>0.619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2">
            <text:p>0.4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75">
            <text:p>0.54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72">
            <text:p>0.65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51">
            <text:p>0.545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49">
            <text:p>0.714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45">
            <text:p>0.424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4">
            <text:p>0.78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74">
            <text:p>0.557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16">
            <text:p>0.55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53">
            <text:p>0.685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99">
            <text:p>0.679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94">
            <text:p>0.46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84">
            <text:p>0.728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7">
            <text:p>0.65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504">
            <text:p>0.250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92">
            <text:p>0.68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9">
            <text:p>0.8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6">
            <text:p>0.585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34">
            <text:p>0.41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36">
            <text:p>0.78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39">
            <text:p>0.29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65">
            <text:p>0.856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52">
            <text:p>0.465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94">
            <text:p>0.77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">
            <text:p>0.6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46">
            <text:p>0.624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54">
            <text:p>0.675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7">
            <text:p>0.3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6">
            <text:p>0.55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">
            <text:p>0.63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58">
            <text:p>0.605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47">
            <text:p>0.474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56">
            <text:p>0.63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1">
            <text:p>0.70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">
            <text:p>0.6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67">
            <text:p>0.666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69">
            <text:p>0.536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3">
            <text:p>0.64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62">
            <text:p>0.63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6">
            <text:p>0.689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78">
            <text:p>0.38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47">
            <text:p>0.35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3">
            <text:p>0.561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94">
            <text:p>0.76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04">
            <text:p>0.370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98">
            <text:p>0.50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01">
            <text:p>0.700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43">
            <text:p>0.62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74">
            <text:p>0.677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58">
            <text:p>0.795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66">
            <text:p>0.69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33">
            <text:p>0.68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14">
            <text:p>0.801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67">
            <text:p>0.676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8">
            <text:p>0.72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23">
            <text:p>0.69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34">
            <text:p>0.57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4">
            <text:p>0.48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83">
            <text:p>0.438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22">
            <text:p>0.72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8">
            <text:p>0.761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49">
            <text:p>0.33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79">
            <text:p>0.597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605">
            <text:p>0.260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1">
            <text:p>0.7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9">
            <text:p>0.76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5">
            <text:p>0.59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2">
            <text:p>0.68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71">
            <text:p>0.78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5">
            <text:p>0.7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83">
            <text:p>0.78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39">
            <text:p>0.62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2">
            <text:p>0.71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92">
            <text:p>0.82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48">
            <text:p>0.77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43">
            <text:p>0.62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61">
            <text:p>0.64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26">
            <text:p>0.67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142">
            <text:p>0.81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95">
            <text:p>0.77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2">
            <text:p>0.51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89">
            <text:p>0.618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94">
            <text:p>0.58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73">
            <text:p>0.767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35">
            <text:p>0.583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73">
            <text:p>0.517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38">
            <text:p>0.823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53">
            <text:p>0.565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57">
            <text:p>0.465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45">
            <text:p>0.64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56">
            <text:p>0.74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2">
            <text:p>0.64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7">
            <text:p>0.7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6">
            <text:p>0.57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56">
            <text:p>0.66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83">
            <text:p>0.73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94">
            <text:p>0.74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1">
            <text:p>0.719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36">
            <text:p>0.543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5">
            <text:p>0.75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479">
            <text:p>0.847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85">
            <text:p>0.42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26">
            <text:p>0.37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21">
            <text:p>0.55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82">
            <text:p>0.74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94">
            <text:p>0.46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61">
            <text:p>0.526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48">
            <text:p>0.77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37">
            <text:p>0.93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27">
            <text:p>0.402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87">
            <text:p>0.678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3">
            <text:p>0.3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3">
            <text:p>0.61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16">
            <text:p>0.52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12">
            <text:p>0.901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47">
            <text:p>0.38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48">
            <text:p>0.78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61">
            <text:p>0.63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17">
            <text:p>0.42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45">
            <text:p>0.75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35">
            <text:p>0.50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08">
            <text:p>0.44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4">
            <text:p>0.771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02">
            <text:p>0.49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6">
            <text:p>0.68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73">
            <text:p>0.487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86">
            <text:p>0.60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8">
            <text:p>0.60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82">
            <text:p>0.71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9">
            <text:p>0.83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6">
            <text:p>0.607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91">
            <text:p>0.43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">
            <text:p>0.6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24">
            <text:p>0.842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63">
            <text:p>0.78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1">
            <text:p>0.69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31">
            <text:p>0.90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01">
            <text:p>0.660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49">
            <text:p>0.744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11">
            <text:p>0.77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85">
            <text:p>0.588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49">
            <text:p>0.45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">
            <text:p>0.6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1">
            <text:p>0.60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49">
            <text:p>0.81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97">
            <text:p>0.88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73">
            <text:p>0.377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15">
            <text:p>0.83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65">
            <text:p>0.78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64">
            <text:p>0.626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6">
            <text:p>0.63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67">
            <text:p>0.346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34">
            <text:p>0.69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">
            <text:p>0.66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85">
            <text:p>0.62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23">
            <text:p>0.52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76">
            <text:p>0.597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97">
            <text:p>0.80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94">
            <text:p>0.40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2">
            <text:p>0.66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52">
            <text:p>0.735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15">
            <text:p>0.30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01">
            <text:p>0.880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21">
            <text:p>0.54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66">
            <text:p>0.39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18">
            <text:p>0.72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6">
            <text:p>0.6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04">
            <text:p>0.670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25">
            <text:p>0.83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01">
            <text:p>0.400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95">
            <text:p>0.78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8">
            <text:p>0.723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08">
            <text:p>0.840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82">
            <text:p>0.50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14">
            <text:p>0.731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11">
            <text:p>0.411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33">
            <text:p>0.64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34">
            <text:p>0.813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71">
            <text:p>0.367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572">
            <text:p>0.857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83">
            <text:p>0.488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9">
            <text:p>0.4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58">
            <text:p>0.535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63">
            <text:p>0.736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51">
            <text:p>0.495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48">
            <text:p>0.41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71">
            <text:p>0.587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85">
            <text:p>0.678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4">
            <text:p>0.8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3">
            <text:p>0.834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06">
            <text:p>0.38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7">
            <text:p>0.51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42">
            <text:p>0.864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71">
            <text:p>0.557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43">
            <text:p>0.794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22">
            <text:p>0.802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77">
            <text:p>0.397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56">
            <text:p>0.665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6">
            <text:p>0.5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2">
            <text:p>0.64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97">
            <text:p>0.79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33">
            <text:p>0.473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78">
            <text:p>0.36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72">
            <text:p>0.75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7">
            <text:p>0.756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76">
            <text:p>0.507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177">
            <text:p>0.81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89">
            <text:p>0.648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35">
            <text:p>0.873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94">
            <text:p>0.43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88">
            <text:p>0.71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91">
            <text:p>0.709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93">
            <text:p>0.42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61">
            <text:p>0.66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28">
            <text:p>0.442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28">
            <text:p>0.662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5">
            <text:p>0.76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72">
            <text:p>0.577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97">
            <text:p>0.509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3">
            <text:p>0.475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24">
            <text:p>0.46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24">
            <text:p>0.76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81">
            <text:p>0.588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76">
            <text:p>0.627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86">
            <text:p>0.84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5">
            <text:p>0.73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96">
            <text:p>0.409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28">
            <text:p>0.532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4">
            <text:p>0.76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3">
            <text:p>0.56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77">
            <text:p>0.757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63">
            <text:p>0.486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74">
            <text:p>0.717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43">
            <text:p>0.644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88">
            <text:p>0.35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3">
            <text:p>0.69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01">
            <text:p>0.510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52">
            <text:p>0.845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55">
            <text:p>0.435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13">
            <text:p>0.48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31">
            <text:p>0.56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8">
            <text:p>0.83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8">
            <text:p>0.692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76">
            <text:p>0.367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15">
            <text:p>0.381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29">
            <text:p>0.52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8">
            <text:p>0.86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87">
            <text:p>0.578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84">
            <text:p>0.378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37">
            <text:p>0.523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88">
            <text:p>0.76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11">
            <text:p>0.801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7">
            <text:p>0.4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76">
            <text:p>0.777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04">
            <text:p>0.370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08">
            <text:p>0.43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">
            <text:p>0.60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41">
            <text:p>0.66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8">
            <text:p>0.5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8">
            <text:p>0.756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61">
            <text:p>0.746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4">
            <text:p>0.631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07">
            <text:p>0.690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32">
            <text:p>0.733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53">
            <text:p>0.715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2">
            <text:p>0.668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29">
            <text:p>0.58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1">
            <text:p>0.667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31">
            <text:p>0.6331</text:p>
          </table:table-cell>
        </table:table-row>
        <table:table-row table:style-name="ro2" table:number-rows-repeated="104735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38:58</meta:creation-date>
    <dc:date>2020-04-09T14:39:37</dc:date>
    <meta:editing-duration>P0D</meta:editing-duration>
    <meta:editing-cycles>1</meta:editing-cycles>
    <meta:document-statistic meta:table-count="1" meta:cell-count="2432" meta:object-count="0"/>
    <meta:generator>LibreOffice/4.0.0.3$MacOSX_x86 LibreOffice_project/53fd80e80f44edd735c18dbc5b6cde811e0a15c</meta:generator>
  </office:meta>
</office:document-meta>
</file>